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1162d" officeooo:paragraph-rsid="0011162d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1162d" officeooo:paragraph-rsid="0011162d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23179" officeooo:paragraph-rsid="00123179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bold" officeooo:rsid="00123179" officeooo:paragraph-rsid="00123179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italic" fo:font-weight="bold" officeooo:rsid="001562a4" officeooo:paragraph-rsid="001562a4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style="italic" fo:font-weight="bold" officeooo:rsid="001631b0" officeooo:paragraph-rsid="001631b0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italic" fo:font-weight="bold" officeooo:rsid="001631b0" officeooo:paragraph-rsid="001631b0" style:font-size-asian="12.25pt" style:font-style-asian="italic" style:font-weight-asian="bold" style:font-size-complex="14pt" style:font-style-complex="italic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weight="normal" officeooo:rsid="0011162d" officeooo:paragraph-rsid="0011162d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normal" officeooo:rsid="00123179" officeooo:paragraph-rsid="00123179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style="normal" fo:font-weight="normal" officeooo:rsid="00123179" officeooo:paragraph-rsid="00123179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fo:font-weight="normal" officeooo:rsid="00123179" officeooo:paragraph-rsid="00123179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23179" officeooo:paragraph-rsid="00123179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123179" officeooo:paragraph-rsid="00123179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fo:font-style="italic" fo:font-weight="normal" officeooo:rsid="00123179" officeooo:paragraph-rsid="00123179" style:font-size-asian="10.5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2pt" fo:font-style="italic" fo:font-weight="normal" officeooo:rsid="00123179" officeooo:paragraph-rsid="00123179" style:font-size-asian="10.5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italic" fo:font-weight="normal" officeooo:rsid="00123179" officeooo:paragraph-rsid="00123179" style:font-size-asian="10.5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2pt" fo:font-style="italic" fo:font-weight="normal" officeooo:rsid="00123179" officeooo:paragraph-rsid="00123179" style:font-size-asian="10.5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fo:font-size="12pt" fo:font-style="italic" fo:font-weight="normal" officeooo:rsid="00123179" officeooo:paragraph-rsid="00123179" style:font-size-asian="10.5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 style:list-style-name="L7">
      <style:paragraph-properties fo:text-align="start" style:justify-single-word="false"/>
      <style:text-properties fo:font-size="12pt" fo:font-style="italic" fo:font-weight="normal" officeooo:rsid="001631b0" officeooo:paragraph-rsid="001631b0" style:font-size-asian="10.5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italic" fo:font-weight="normal" officeooo:rsid="001631b0" officeooo:paragraph-rsid="001631b0" style:font-size-asian="10.5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 style:list-style-name="L8">
      <style:paragraph-properties fo:text-align="start" style:justify-single-word="false"/>
      <style:text-properties fo:font-size="12pt" fo:font-style="italic" fo:font-weight="normal" officeooo:rsid="001631b0" officeooo:paragraph-rsid="001631b0" style:font-size-asian="10.5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 style:list-style-name="L8">
      <style:paragraph-properties fo:text-align="start" style:justify-single-word="false"/>
      <style:text-properties fo:font-size="12pt" fo:font-style="italic" fo:font-weight="bold" officeooo:rsid="001631b0" officeooo:paragraph-rsid="001631b0" style:font-size-asian="10.5pt" style:font-style-asian="italic" style:font-weight-asian="bold" style:font-size-complex="12pt" style:font-style-complex="italic" style:font-weight-complex="bold"/>
    </style:style>
    <style:style style:name="P23" style:family="paragraph" style:parent-style-name="Standard" style:list-style-name="L4">
      <style:paragraph-properties fo:text-align="start" style:justify-single-word="false"/>
      <style:text-properties fo:font-style="normal" officeooo:rsid="0014ecfd" officeooo:paragraph-rsid="0014ecfd" style:font-style-asian="normal" style:font-style-complex="normal"/>
    </style:style>
    <style:style style:name="P24" style:family="paragraph" style:parent-style-name="Standard">
      <style:paragraph-properties fo:text-align="start" style:justify-single-word="false"/>
      <style:text-properties officeooo:paragraph-rsid="00123179"/>
    </style:style>
    <style:style style:name="P25" style:family="paragraph" style:parent-style-name="Standard" style:list-style-name="L3">
      <style:paragraph-properties fo:text-align="start" style:justify-single-word="false"/>
      <style:text-properties officeooo:paragraph-rsid="00123179"/>
    </style:style>
    <style:style style:name="P26" style:family="paragraph" style:parent-style-name="Standard" style:list-style-name="L4">
      <style:paragraph-properties fo:text-align="start" style:justify-single-word="false"/>
      <style:text-properties officeooo:paragraph-rsid="00123179"/>
    </style:style>
    <style:style style:name="P27" style:family="paragraph" style:parent-style-name="Standard" style:list-style-name="L8">
      <style:paragraph-properties fo:text-align="start" style:justify-single-word="false"/>
      <style:text-properties officeooo:paragraph-rsid="001631b0"/>
    </style:style>
    <style:style style:name="P28" style:family="paragraph" style:parent-style-name="Standard" style:list-style-name="L4">
      <style:paragraph-properties fo:text-align="start" style:justify-single-word="false"/>
      <style:text-properties officeooo:rsid="00123179" officeooo:paragraph-rsid="00123179"/>
    </style:style>
    <style:style style:name="P29" style:family="paragraph" style:parent-style-name="Standard" style:list-style-name="L4">
      <style:paragraph-properties fo:text-align="start" style:justify-single-word="false"/>
      <style:text-properties officeooo:rsid="0013640f" officeooo:paragraph-rsid="0013640f"/>
    </style:style>
    <style:style style:name="P30" style:family="paragraph" style:parent-style-name="Standard" style:list-style-name="L4">
      <style:paragraph-properties fo:text-align="start" style:justify-single-word="false"/>
      <style:text-properties fo:font-style="italic" officeooo:rsid="0013640f" officeooo:paragraph-rsid="0013640f" style:font-style-asian="italic" style:font-style-complex="italic"/>
    </style:style>
    <style:style style:name="P31" style:family="paragraph" style:parent-style-name="Standard" style:list-style-name="L4">
      <style:paragraph-properties fo:text-align="start" style:justify-single-word="false"/>
      <style:text-properties fo:font-style="italic" officeooo:rsid="0013640f" officeooo:paragraph-rsid="0014ecfd" style:font-style-asian="italic" style:font-style-complex="italic"/>
    </style:style>
    <style:style style:name="P32" style:family="paragraph" style:parent-style-name="Standard" style:list-style-name="L4">
      <style:paragraph-properties fo:text-align="start" style:justify-single-word="false"/>
      <style:text-properties fo:font-style="italic" officeooo:rsid="0014ecfd" officeooo:paragraph-rsid="0014ecfd" style:font-style-asian="italic" style:font-style-complex="italic"/>
    </style:style>
    <style:style style:name="P33" style:family="paragraph" style:parent-style-name="Standard">
      <style:paragraph-properties fo:text-align="start" style:justify-single-word="false"/>
      <style:text-properties fo:font-style="italic" officeooo:rsid="0014ecfd" officeooo:paragraph-rsid="0014ecfd" style:font-style-asian="italic" style:font-style-complex="italic"/>
    </style:style>
    <style:style style:name="P34" style:family="paragraph" style:parent-style-name="Standard" style:list-style-name="L5">
      <style:paragraph-properties fo:text-align="start" style:justify-single-word="false"/>
      <style:text-properties fo:font-style="italic" fo:font-weight="normal" officeooo:rsid="001562a4" officeooo:paragraph-rsid="001562a4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tyle="italic" fo:font-weight="normal" officeooo:rsid="001562a4" officeooo:paragraph-rsid="001562a4" style:font-style-asian="italic" style:font-weight-asian="normal" style:font-style-complex="italic" style:font-weight-complex="normal"/>
    </style:style>
    <style:style style:name="P36" style:family="paragraph" style:parent-style-name="Standard" style:list-style-name="L6">
      <style:paragraph-properties fo:text-align="start" style:justify-single-word="false"/>
      <style:text-properties fo:font-style="italic" fo:font-weight="normal" officeooo:rsid="001562a4" officeooo:paragraph-rsid="001562a4" style:font-style-asian="italic" style:font-weight-asian="normal" style:font-style-complex="italic" style:font-weight-complex="normal"/>
    </style:style>
    <style:style style:name="P37" style:family="paragraph" style:parent-style-name="Standard" style:list-style-name="L8">
      <style:paragraph-properties fo:text-align="start" style:justify-single-word="false"/>
      <style:text-properties fo:font-weight="normal" officeooo:rsid="001631b0" officeooo:paragraph-rsid="001631b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fo:font-weight="normal" officeooo:rsid="00123179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fo:font-weight="normal" officeooo:rsid="001631b0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11" style:family="text">
      <style:text-properties fo:font-size="12pt" fo:font-style="normal" style:font-size-asian="10.5pt" style:font-style-asian="normal" style:font-size-complex="12pt" style:font-style-complex="normal"/>
    </style:style>
    <style:style style:name="T12" style:family="text">
      <style:text-properties fo:font-size="12pt" fo:font-style="normal" officeooo:rsid="001631b0" style:font-size-asian="10.5pt" style:font-style-asian="normal" style:font-size-complex="12pt" style:font-style-complex="normal"/>
    </style:style>
    <style:style style:name="T13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14" style:family="text">
      <style:text-properties fo:font-size="12pt" fo:font-style="italic" fo:font-weight="normal" officeooo:rsid="00123179" style:font-size-asian="10.5pt" style:font-style-asian="italic" style:font-weight-asian="normal" style:font-size-complex="12pt" style:font-style-complex="italic" style:font-weight-complex="normal"/>
    </style:style>
    <style:style style:name="T15" style:family="text">
      <style:text-properties fo:font-size="12pt" fo:font-style="italic" fo:font-weight="normal" officeooo:rsid="001631b0" style:font-size-asian="10.5pt" style:font-style-asian="italic" style:font-weight-asian="normal" style:font-size-complex="12pt" style:font-style-complex="italic" style:font-weight-complex="normal"/>
    </style:style>
    <style:style style:name="T16" style:family="text">
      <style:text-properties fo:font-size="12pt" fo:font-weight="normal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14ecfd" style:font-size-asian="10.5pt" style:font-weight-asian="normal" style:font-size-complex="12pt" style:font-weight-complex="normal"/>
    </style:style>
    <style:style style:name="T18" style:family="text">
      <style:text-properties fo:font-size="12pt" style:font-size-asian="10.5pt" style:font-size-complex="12pt"/>
    </style:style>
    <style:style style:name="T19" style:family="text">
      <style:text-properties officeooo:rsid="001631b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avascript Numbers</text:p>
      <text:p text:style-name="P1"/>
      <text:p text:style-name="P3">Javascript Numbers</text:p>
      <text:list xml:id="list4158314418" text:style-name="L1">
        <text:list-item>
          <text:p text:style-name="P8">Javascript only has <text:span text:style-name="T1">one</text:span> type of number. Numbers can be written with or without decimals.</text:p>
          <text:list>
            <text:list-item>
              <text:p text:style-name="P9">ex. <text:span text:style-name="T3">x = 3.14;</text:span></text:p>
            </text:list-item>
            <text:list-item>
              <text:p text:style-name="P9"><text:span text:style-name="T3">ex. y = 3;</text:span></text:p>
            </text:list-item>
          </text:list>
        </text:list-item>
        <text:list-item>
          <text:p text:style-name="P10">Extra large or extra small numbers can be written with scientific (exponent) notation:</text:p>
          <text:list>
            <text:list-item>
              <text:p text:style-name="P14">ex. x = 123e5; (12300000)</text:p>
            </text:list-item>
            <text:list-item>
              <text:p text:style-name="P14">ex. y = 123e-5; (0.00123)</text:p>
            </text:list-item>
          </text:list>
        </text:list-item>
        <text:list-item>
          <text:p text:style-name="P10">Javascript does not define different types of numbers, like integers, short, long, floating-point, etc.</text:p>
        </text:list-item>
        <text:list-item>
          <text:p text:style-name="P10">Javascript numbers always store numbers as double precision floating point numbers.</text:p>
          <text:list>
            <text:list-item>
              <text:p text:style-name="P10">The double precision floating point numbers stores numbers in 64 bits, the number is stored in bits 0 to 51, the exponent in bits 51-62, and the sign in bit 63.</text:p>
            </text:list-item>
          </text:list>
        </text:list-item>
      </text:list>
      <text:p text:style-name="P11"/>
      <text:p text:style-name="P4">Precision</text:p>
      <text:list xml:id="list3108343838" text:style-name="L2">
        <text:list-item>
          <text:p text:style-name="P12">Integers (whole numbers, no exponent notation) are accurate up to 15 digits.</text:p>
        </text:list-item>
        <text:list-item>
          <text:p text:style-name="P12">The maximum number of decimals is 17, but floating point arithmetic is not always 100% accurate.</text:p>
          <text:list>
            <text:list-item>
              <text:p text:style-name="P15">ex. x = 0.3 + 0.4 = 0.70000000000000004</text:p>
            </text:list-item>
            <text:list-item>
              <text:p text:style-name="P12">This inaccuracy can be fixed with multiply and divide.</text:p>
              <text:list>
                <text:list-item>
                  <text:p text:style-name="P15">ex. x = (0.3 * 10 + 0.4 * 10) / 10 = 0.7</text:p>
                </text:list-item>
              </text:list>
            </text:list-item>
          </text:list>
        </text:list-item>
      </text:list>
      <text:p text:style-name="P16"/>
      <text:p text:style-name="P4">Adding Numbers and Strings</text:p>
      <text:list xml:id="list2191974569" text:style-name="L3">
        <text:list-item>
          <text:p text:style-name="P13">Adding two numbers will result in a <text:span text:style-name="T1">number</text:span></text:p>
        </text:list-item>
        <text:list-item>
          <text:p text:style-name="P13">Adding two strings will result in a <text:span text:style-name="T1">string concatenation</text:span></text:p>
          <text:list>
            <text:list-item>
              <text:p text:style-name="P17">ex. let x = "10";</text:p>
              <text:list>
                <text:list-header>
                  <text:p text:style-name="P25"><text:span text:style-name="T14">let y = "20";</text:span></text:p>
                </text:list-header>
              </text:list>
            </text:list-item>
          </text:list>
        </text:list-item>
      </text:list>
      <text:p text:style-name="P24"><text:span text:style-name="T8"><text:tab/><text:tab/></text:span><text:span text:style-name="T14">let z = x + y; |</text:span><text:span text:style-name="T8"> result will be "1020" (a string)</text:span></text:p>
      <text:list xml:id="list4103834379" text:style-name="L4">
        <text:list-item>
          <text:p text:style-name="P28"><text:span text:style-name="T7">Adding a string and a number will result in a </text:span><text:span text:style-name="T10">string concatenation</text:span></text:p>
          <text:list>
            <text:list-item>
              <text:p text:style-name="P18">ex. let x = 10;</text:p>
              <text:list>
                <text:list-header>
                  <text:p text:style-name="P26"><text:span text:style-name="T14">let y = "20";</text:span></text:p>
                  <text:p text:style-name="P28"><text:span text:style-name="T13">let z = x + y; |</text:span><text:span text:style-name="T7"> result will be "1020" (a string)</text:span></text:p>
                </text:list-header>
              </text:list>
            </text:list-item>
          </text:list>
        </text:list-item>
        <text:list-item>
          <text:p text:style-name="P29"><text:span text:style-name="T7">The javascript interpreter works left to right which will add variables in order.</text:span></text:p>
          <text:list>
            <text:list-item>
              <text:p text:style-name="P30"><text:span text:style-name="T16">ex. let x = 10;</text:span></text:p>
              <text:list>
                <text:list-header>
                  <text:p text:style-name="P30"><text:span text:style-name="T16">let y = 20;</text:span></text:p>
                  <text:p text:style-name="P30"><text:span text:style-name="T16">let z = "30";</text:span></text:p>
                  <text:p text:style-name="P30"><text:span text:style-name="T16">result = x + y + z = "3030" | </text:span><text:span text:style-name="T7">the x and y gets added first, and then the result of that gets added into z</text:span></text:p>
                </text:list-header>
              </text:list>
            </text:list-item>
          </text:list>
        </text:list-item>
        <text:list-item>
          <text:p text:style-name="P31"><text:span text:style-name="T7">Javascript strings can have numeric content. </text:span></text:p>
          <text:list>
            <text:list-item>
              <text:p text:style-name="P31"><text:span text:style-name="T17">ex. </text:span><text:span text:style-name="T16">let x = 100</text:span><text:span text:style-name="T17">; |</text:span><text:span text:style-name="T16"> let y = "100</text:span><text:span text:style-name="T17">";</text:span></text:p>
            </text:list-item>
          </text:list>
        </text:list-item>
        <text:list-item>
          <text:p text:style-name="P23"><text:span text:style-name="T16">Javascript will try to convert strings to numbers in all numeric operations (except addition, since adding two strings will result in a string concatenation)</text:span></text:p>
          <text:list>
            <text:list-item>
              <text:p text:style-name="P32"><text:span text:style-name="T16">ex. let x = "100"; | let y = "10";</text:span></text:p>
              <text:list>
                <text:list-header>
                  <text:p text:style-name="P32"><text:span text:style-name="T16">let z = x / z = 10 | </text:span><text:span text:style-name="T7">This operation will convert the strings into numbers and divide.</text:span></text:p>
                </text:list-header>
              </text:list>
            </text:list-item>
          </text:list>
        </text:list-item>
      </text:list>
      <text:p text:style-name="P33"><text:span text:style-name="T7"/></text:p>
      <text:p text:style-name="P5"><text:span text:style-name="T4"/></text:p>
      <text:p text:style-name="P5"><text:soft-page-break/><text:span text:style-name="T4">NaN - Not a Number</text:span></text:p>
      <text:list xml:id="list826050305" text:style-name="L5">
        <text:list-item>
          <text:p text:style-name="P34"><text:span text:style-name="T11">NaN is a Javascript reserved word indicating a number is not a legal number.</text:span></text:p>
        </text:list-item>
        <text:list-item>
          <text:p text:style-name="P34"><text:span text:style-name="T11">Trying to do arithmetic with a non-numeric string will result in a NaN.</text:span></text:p>
          <text:list>
            <text:list-item>
              <text:p text:style-name="P34"><text:span text:style-name="T11">ex. </text:span><text:span text:style-name="T18">let x = 100 / "apple" | </text:span><text:span text:style-name="T11">This will result in a NaN</text:span></text:p>
            </text:list-item>
          </text:list>
        </text:list-item>
        <text:list-item>
          <text:p text:style-name="P34"><text:span text:style-name="T11">The JavaScript function </text:span><text:span text:style-name="T18">isNaN()</text:span><text:span text:style-name="T11"> can be used to determine if a value is not a number.</text:span></text:p>
        </text:list-item>
        <text:list-item>
          <text:p text:style-name="P34"><text:span text:style-name="T11">Adding NaN to a string can return a concatenation.</text:span></text:p>
          <text:list>
            <text:list-item>
              <text:p text:style-name="P34"><text:span text:style-name="T11">ex. </text:span><text:span text:style-name="T18">let x = NaN; | let y = "5" | let z = x + y | </text:span><text:span text:style-name="T11">This will return "NaN5"</text:span></text:p>
            </text:list-item>
          </text:list>
        </text:list-item>
        <text:list-item>
          <text:p text:style-name="P34"><text:span text:style-name="T11">NaN is a number, while </text:span><text:span text:style-name="T18">typeof</text:span><text:span text:style-name="T11"> </text:span><text:span text:style-name="T18">NaN</text:span><text:span text:style-name="T11"> returns "number".</text:span></text:p>
        </text:list-item>
      </text:list>
      <text:p text:style-name="P35"><text:span text:style-name="T11"/></text:p>
      <text:p text:style-name="P5"><text:span text:style-name="T4">Infinity</text:span></text:p>
      <text:list xml:id="list519462749" text:style-name="L6">
        <text:list-item>
          <text:p text:style-name="P36"><text:span text:style-name="T18">Infinity</text:span><text:span text:style-name="T11"> (or -</text:span><text:span text:style-name="T18">Infinity</text:span><text:span text:style-name="T11">) is the value JavaScript will return if you calculate a number outside of the largest possible number.</text:span></text:p>
        </text:list-item>
        <text:list-item>
          <text:p text:style-name="P36"><text:span text:style-name="T11">Division by 0 (zero) will generate </text:span><text:span text:style-name="T18">Infinity</text:span><text:span text:style-name="T11">.</text:span></text:p>
        </text:list-item>
        <text:list-item>
          <text:p text:style-name="P36"><text:span text:style-name="T18">Infinity</text:span><text:span text:style-name="T11"> is a number, while </text:span><text:span text:style-name="T18">typeof Infinity</text:span><text:span text:style-name="T11"> returns "number"</text:span></text:p>
        </text:list-item>
      </text:list>
      <text:p text:style-name="P35"><text:span text:style-name="T11"/></text:p>
      <text:p text:style-name="P6"><text:span text:style-name="T4">Hexadecimal</text:span></text:p>
      <text:list xml:id="list1864368065" text:style-name="L7">
        <text:list-item>
          <text:p text:style-name="P19"><text:span text:style-name="T4">Javascript interprets numeric constants as hexadecimal if they are preceded by </text:span>0x<text:span text:style-name="T4">.</text:span></text:p>
          <text:list>
            <text:list-item>
              <text:p text:style-name="P19"><text:span text:style-name="T4">ex. </text:span>let x = 0xFF; | <text:span text:style-name="T4">x will be 255</text:span></text:p>
            </text:list-item>
          </text:list>
        </text:list-item>
        <text:list-item>
          <text:p text:style-name="P19"><text:span text:style-name="T4">Javascript displays numbers as base 10 decimals, by default.</text:span></text:p>
          <text:list>
            <text:list-item>
              <text:p text:style-name="P19"><text:span text:style-name="T4">It is possible to use </text:span>toString()<text:span text:style-name="T4"> to output numbers from </text:span><text:span text:style-name="T5">base 2 </text:span><text:span text:style-name="T4">to </text:span><text:span text:style-name="T5">base 36</text:span><text:span text:style-name="T4">.</text:span></text:p>
            </text:list-item>
          </text:list>
        </text:list-item>
        <text:list-item>
          <text:p text:style-name="P19"><text:span text:style-name="T4">Hexadecimal is </text:span><text:span text:style-name="T5">base 16</text:span><text:span text:style-name="T4">, Decimal is </text:span><text:span text:style-name="T5">base 10</text:span><text:span text:style-name="T4">, Octal is </text:span><text:span text:style-name="T5">base 8</text:span><text:span text:style-name="T4">, Binary is </text:span><text:span text:style-name="T5">base 2</text:span><text:span text:style-name="T4">.</text:span></text:p>
        </text:list-item>
      </text:list>
      <text:p text:style-name="P20"><text:span text:style-name="T4"/></text:p>
      <text:p text:style-name="P7"><text:span text:style-name="T4">Numbers Can be Objects</text:span></text:p>
      <text:list xml:id="list136074665" text:style-name="L8">
        <text:list-item>
          <text:p text:style-name="P21"><text:span text:style-name="T4">Numbers can be defined as objects with the keyword </text:span>new<text:span text:style-name="T4">.</text:span></text:p>
          <text:list>
            <text:list-item>
              <text:p text:style-name="P21">ex. let y = new Number(123);</text:p>
              <text:list>
                <text:list-item>
                  <text:p text:style-name="P21">typeof y<text:span text:style-name="T4"> will return an object.</text:span></text:p>
                </text:list-item>
              </text:list>
            </text:list-item>
          </text:list>
        </text:list-item>
        <text:list-item>
          <text:p text:style-name="P22"><text:span text:style-name="T4">Do not create Number Objects</text:span><text:span text:style-name="T6"> as it slows down execution speed. The </text:span><text:span text:style-name="T2">new</text:span><text:span text:style-name="T6"> keyword will complicate the code and may produce unexpected results.</text:span></text:p>
        </text:list-item>
        <text:list-item>
          <text:p text:style-name="P22"><text:span text:style-name="T6">The </text:span><text:span text:style-name="T2">==</text:span><text:span text:style-name="T6"> operator checks if the numbers are equal</text:span></text:p>
        </text:list-item>
        <text:list-item>
          <text:p text:style-name="P22"><text:span text:style-name="T6">The === operator expects equality in both types and values.</text:span></text:p>
          <text:list>
            <text:list-item>
              <text:p text:style-name="P27"><text:span text:style-name="T9">ex. </text:span><text:span text:style-name="T15">let x = 10; | let y = new Number(10); | (x === y) </text:span><text:span text:style-name="T9">is not equal <text:s/>because of differing types.</text:span></text:p>
            </text:list-item>
          </text:list>
        </text:list-item>
        <text:list-item>
          <text:p text:style-name="P37"><text:span text:style-name="T11">Objects </text:span><text:span text:style-name="T10">cannot</text:span><text:span text:style-name="T11"> be compared to each other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2" meta:paragraph-count="64" meta:word-count="719" meta:character-count="3492" meta:non-whitespace-character-count="2888"/>
  </office:meta>
</office:document-meta>
</file>